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Georgia" svg:font-family="Georgia, Cambria, 'Times New Roman', Times, serif"/>
    <style:font-face style:name="Lohit Devanagari1" svg:font-family="'Lohit Devanagari'"/>
    <style:font-face style:name="Menlo" svg:font-family="Menlo, Monaco, Consolas, 'Courier New', monospace"/>
    <style:font-face style:name="arial" svg:font-family="arial, sans-serif"/>
    <style:font-face style:name="noto sans" svg:font-family="'noto sans', sans-serif"/>
    <style:font-face style:name="trebuchet ms" svg:font-family="'trebuchet ms', helvetica, sans-serif"/>
    <style:font-face style:name="verdana" svg:font-family="verdana"/>
    <style:font-face style:name="verdana1" svg:font-family="verdana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Liberation Serif" fo:font-size="16pt" fo:letter-spacing="normal" fo:font-style="normal" fo:font-weight="normal" officeooo:rsid="0019f5c1" officeooo:paragraph-rsid="0019f5c1" style:font-size-asian="16pt" style:font-size-complex="16pt"/>
    </style:style>
    <style:style style:name="P2" style:family="paragraph" style:parent-style-name="Text_20_body">
      <style:text-properties fo:font-variant="normal" fo:text-transform="none" fo:color="#000000" style:font-name="Liberation Serif" fo:font-size="16pt" fo:letter-spacing="normal" fo:font-style="normal" fo:font-weight="normal" officeooo:rsid="001e6334" officeooo:paragraph-rsid="001e6334" style:font-size-asian="16pt" style:font-size-complex="16pt"/>
    </style:style>
    <style:style style:name="P3" style:family="paragraph" style:parent-style-name="Text_20_body">
      <style:text-properties fo:font-variant="normal" fo:text-transform="none" fo:color="#000000" style:font-name="verdana" fo:font-size="9.75pt" fo:letter-spacing="normal" fo:font-style="normal" fo:font-weight="normal" officeooo:paragraph-rsid="001f6bc1" loext:padding="0cm" loext:border="non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style:font-name="verdana1" fo:font-size="9.75pt"/>
    </style:style>
    <style:style style:name="P5" style:family="paragraph" style:parent-style-name="Text_20_body" style:list-style-name="L4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000000" style:font-name="verdana" fo:font-size="9.75pt" fo:letter-spacing="normal" fo:font-style="normal" fo:font-weight="normal" loext:padding="0cm" loext:border="none"/>
    </style:style>
    <style:style style:name="P6" style:family="paragraph" style:parent-style-name="Text_20_body" style:list-style-name="L4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000000" fo:letter-spacing="normal" loext:padding="0cm" loext:border="none"/>
    </style:style>
    <style:style style:name="P7" style:family="paragraph" style:parent-style-name="Text_20_body" style:list-style-name="L2">
      <style:paragraph-properties fo:margin-top="0cm" fo:margin-bottom="0.265cm" loext:contextual-spacing="false" fo:line-height="100%" fo:orphans="2" fo:widows="2"/>
      <style:text-properties fo:font-variant="normal" fo:text-transform="none" fo:color="#2f2f2f" style:font-name="Liberation Serif" fo:font-size="16pt" fo:letter-spacing="normal" fo:font-style="normal" fo:font-weight="normal" officeooo:rsid="001e6334" officeooo:paragraph-rsid="001e6334" style:font-size-asian="16pt" style:font-size-complex="16pt"/>
    </style:style>
    <style:style style:name="P8" style:family="paragraph" style:parent-style-name="Standard">
      <style:text-properties fo:font-size="12pt" officeooo:rsid="0019f5c1" officeooo:paragraph-rsid="0019f5c1" style:font-size-asian="12pt" style:font-size-complex="12pt"/>
    </style:style>
    <style:style style:name="P9" style:family="paragraph" style:parent-style-name="Standard">
      <style:text-properties officeooo:rsid="001b7012" officeooo:paragraph-rsid="001b7012"/>
    </style:style>
    <style:style style:name="P10" style:family="paragraph" style:parent-style-name="Standard">
      <style:text-properties fo:font-size="16pt" officeooo:rsid="0017c18f" officeooo:paragraph-rsid="0017c18f" style:font-size-asian="16pt" style:font-size-complex="16pt"/>
    </style:style>
    <style:style style:name="P11" style:family="paragraph" style:parent-style-name="Standard">
      <style:text-properties fo:font-size="16pt" officeooo:rsid="00182793" officeooo:paragraph-rsid="00182793" style:font-size-asian="16pt" style:font-size-complex="16pt"/>
    </style:style>
    <style:style style:name="P12" style:family="paragraph" style:parent-style-name="Standard">
      <style:text-properties fo:font-size="16pt" officeooo:rsid="001b7012" officeooo:paragraph-rsid="001b7012" style:font-size-asian="16pt" style:font-size-complex="16pt"/>
    </style:style>
    <style:style style:name="P13" style:family="paragraph" style:parent-style-name="Standard">
      <style:text-properties fo:font-size="16pt" officeooo:rsid="001cc710" officeooo:paragraph-rsid="001cc710" style:font-size-asian="16pt" style:font-size-complex="16pt"/>
    </style:style>
    <style:style style:name="P14" style:family="paragraph" style:parent-style-name="Standard">
      <style:text-properties fo:font-size="16pt" officeooo:rsid="001d61e4" officeooo:paragraph-rsid="001d61e4" style:font-size-asian="16pt" style:font-size-complex="16pt"/>
    </style:style>
    <style:style style:name="P15" style:family="paragraph" style:parent-style-name="Standard">
      <style:text-properties officeooo:rsid="001cc710" officeooo:paragraph-rsid="001cc710"/>
    </style:style>
    <style:style style:name="P16" style:family="paragraph" style:parent-style-name="Standard">
      <style:text-properties style:font-name="Liberation Serif" fo:font-size="16pt" officeooo:rsid="0019f5c1" officeooo:paragraph-rsid="0019f5c1" style:font-size-asian="16pt" style:font-size-complex="16pt"/>
    </style:style>
    <style:style style:name="P17" style:family="paragraph" style:parent-style-name="Standard">
      <style:text-properties style:font-name="Liberation Serif" fo:font-size="16pt" officeooo:rsid="001e6334" officeooo:paragraph-rsid="001e6334" style:font-size-asian="16pt" style:font-size-complex="16pt"/>
    </style:style>
    <style:style style:name="P18" style:family="paragraph" style:parent-style-name="Standard">
      <style:text-properties style:font-name="Liberation Serif" fo:font-size="16pt" officeooo:rsid="001f6bc1" officeooo:paragraph-rsid="001f6bc1" style:font-size-asian="16pt" style:font-size-complex="16pt"/>
    </style:style>
    <style:style style:name="P19" style:family="paragraph" style:parent-style-name="Standard">
      <style:text-properties style:font-name="Liberation Serif" fo:font-size="16pt" officeooo:rsid="002038b5" officeooo:paragraph-rsid="002038b5" style:font-size-asian="16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7c18f" style:font-size-asian="18pt" style:font-size-complex="18pt"/>
    </style:style>
    <style:style style:name="T3" style:family="text">
      <style:text-properties officeooo:rsid="00182793"/>
    </style:style>
    <style:style style:name="T4" style:family="text">
      <style:text-properties officeooo:rsid="0019f5c1"/>
    </style:style>
    <style:style style:name="T5" style:family="text">
      <style:text-properties fo:color="#333333" officeooo:rsid="0019f5c1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style:font-size-asian="10.5pt"/>
    </style:style>
    <style:style style:name="T8" style:family="text">
      <style:text-properties officeooo:rsid="001cc710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officeooo:rsid="001d61e4"/>
    </style:style>
    <style:style style:name="T11" style:family="text">
      <style:text-properties fo:color="#006699" fo:font-weight="bold"/>
    </style:style>
    <style:style style:name="T12" style:family="text">
      <style:text-properties fo:color="#006699" style:font-name="verdana" fo:font-size="9.75pt" fo:font-style="normal" fo:font-weight="bold"/>
    </style:style>
    <style:style style:name="T13" style:family="text">
      <style:text-properties fo:color="#008200"/>
    </style:style>
    <style:style style:name="T14" style:family="text">
      <style:text-properties fo:color="#008200" style:font-name="verdana" fo:font-size="9.75pt" fo:font-style="normal" fo:font-weight="normal"/>
    </style:style>
    <style:style style:name="T15" style:family="text">
      <style:text-properties fo:color="#0000ff" style:font-name="verdana" fo:font-size="9.75pt" fo:font-style="normal" fo:font-weight="normal"/>
    </style:style>
    <style:style style:name="T16" style:family="text">
      <style:text-properties officeooo:rsid="001e6334"/>
    </style:style>
    <style:style style:name="T17" style:family="text">
      <style:text-properties officeooo:rsid="001f6bc1"/>
    </style:style>
    <style:style style:name="T18" style:family="text">
      <style:text-properties style:font-name="verdana" fo:font-size="9.75pt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4"/><text:span text:style-name="T1"><text:s/></text:span><text:span text:style-name="T2">SELENIUM TEST</text:span></text:p>
      <text:p text:style-name="Standard"><text:span text:style-name="T2"/></text:p>
      <text:p text:style-name="P10">1. HTML tags</text:p>
      <text:p text:style-name="P10"><text:s text:c="3"/>&lt;h&gt; heading tag <text:s text:c="7"/>&lt;div&gt; page divide tag</text:p>
      <text:p text:style-name="P10"><text:s text:c="3"/>&lt;br&gt; break ta<text:span text:style-name="T3">g <text:s text:c="8"/></text:span><text:s/>&lt;p&gt; paragraph tag</text:p>
      <text:p text:style-name="P10"/>
      <text:p text:style-name="P10"><text:s text:c="5"/>Attribues: <text:s/><text:span text:style-name="T3">id,style,title.</text:span></text:p>
      <text:p text:style-name="P10"/>
      <text:p text:style-name="P11">2. In xpath we can search elements forward and backward, whereas in css selector we can search <text:s text:c="3"/>elements in forward direction only.</text:p>
      <text:p text:style-name="P11"><text:s text:c="7"/>Css: tag[<text:span text:style-name="T4">name=”value”}</text:span></text:p>
      <text:p text:style-name="P11"/>
      <text:p text:style-name="P12">4. public class CheckRadio{</text:p>
      <text:p text:style-name="P12"><text:s text:c="9"/>public static void main(Strings args[])</text:p>
      <text:p text:style-name="P12"><text:s text:c="8"/>WebDriver driver=driver</text:p>
      <text:p text:style-name="P11"><text:s text:c="4"/></text:p>
      <text:p text:style-name="P12">7. Methods of web elements</text:p>
      <text:p text:style-name="P12"><text:s text:c="4"/><text:span text:style-name="T10">findElement()</text:span></text:p>
      <text:p text:style-name="P12"><text:s text:c="4"/><text:span text:style-name="T10">equals()</text:span></text:p>
      <text:p text:style-name="P12"><text:s text:c="4"/><text:span text:style-name="T10">get()</text:span></text:p>
      <text:p text:style-name="P12"><text:s text:c="4"/><text:span text:style-name="T10">getClass()</text:span></text:p>
      <text:p text:style-name="P12"><text:s text:c="4"/><text:span text:style-name="T10">getId()</text:span></text:p>
      <text:p text:style-name="P12"><text:s text:c="4"/><text:span text:style-name="T10">getCurrentUrl()</text:span></text:p>
      <text:p text:style-name="P12"><text:s text:c="4"/><text:span text:style-name="T10">getClass()</text:span></text:p>
      <text:p text:style-name="P9"><text:span text:style-name="T9"><text:s text:c="4"/></text:span></text:p>
      <text:p text:style-name="P15"><text:span text:style-name="T9">12. @BeforeClass</text:span></text:p>
      <text:p text:style-name="P15"><text:span text:style-name="T9"><text:s text:c="6"/>@AfterClass</text:span></text:p>
      <text:p text:style-name="P15"><text:span text:style-name="T9"><text:s text:c="6"/>@BeforeSuit</text:span></text:p>
      <text:p text:style-name="P12"><text:s text:c="6"/><text:span text:style-name="T8">@AfterSuit</text:span></text:p>
      <text:p text:style-name="P12"><text:s text:c="6"/><text:span text:style-name="T8">@BeforeMethod</text:span></text:p>
      <text:p text:style-name="P12"><text:s text:c="6"/><text:span text:style-name="T8">@AfterMethod</text:span></text:p>
      <text:p text:style-name="P12"><text:s text:c="6"/><text:span text:style-name="T8">@Test</text:span></text:p>
      <text:p text:style-name="P12"><text:s text:c="6"/><text:span text:style-name="T8">@BeforeGroups</text:span></text:p>
      <text:p text:style-name="P12"><text:s text:c="6"/><text:span text:style-name="T8">@AfterGroups</text:span></text:p>
      <text:p text:style-name="P12"/>
      <text:p text:style-name="P13">13. Difference between asserts and verify</text:p>
      <text:p text:style-name="P13"/>
      <text:p text:style-name="P13">In case of assert if validation fails the execution stops</text:p>
      <text:p text:style-name="P13">In case of verify if validation fails the execution still continues</text:p>
      <text:p text:style-name="P13"><text:soft-page-break/></text:p>
      <text:p text:style-name="P14">16. Lists allows insertion in forward and backward direction whereas set allows insertion from forward only.</text:p>
      <text:p text:style-name="P14">Lists allows duplicate elements whereas set doesn’t</text:p>
      <text:p text:style-name="P14">Lists allows null values whereas set doesn’t</text:p>
      <text:p text:style-name="P8"><text:span text:style-name="T7"/></text:p>
      <text:p text:style-name="P1"><text:span text:style-name="T16">17. </text:span>Main difference is methods of a Java interface are implicitly abstract and cannot have implementations. A Java abstract class can have instance methods that implements a default behavior.</text:p>
      <text:p text:style-name="P2">20. Maven is build tool</text:p>
      <text:p text:style-name="P2"><text:s text:c="6"/>Jenkins is trigger to build tool</text:p>
      <text:p text:style-name="P2"><text:span text:style-name="T5">Maven comes with 3 built-in build life cycles as shown below :</text:span></text:p>
      <text:list xml:id="list2446388104" text:style-name="L2">
        <text:list-header>
          <text:p text:style-name="P7">install</text:p>
          <text:p text:style-name="P7">deploy</text:p>
          <text:p text:style-name="P7">validate </text:p>
          <text:p text:style-name="P7">compile</text:p>
          <text:p text:style-name="P7">varify</text:p>
        </text:list-header>
      </text:list>
      <text:p text:style-name="P16"><text:s text:c="5"/></text:p>
      <text:p text:style-name="P17">19. <text:span text:style-name="T17">Method overloading is within a class and method overriding is between 2 classes</text:span></text:p>
      <text:p text:style-name="P18">Parameters is different in overloading and in overriding parameters is same</text:p>
      <text:p text:style-name="P18">Overloading is a compile time polymorphism and overriding is run time polymorphism</text:p>
      <text:p text:style-name="P18"/>
      <text:p text:style-name="P18">Overloading</text:p>
      <text:p text:style-name="P18"/>
      <text:p text:style-name="P18">class Vehical{</text:p>
      <text:p text:style-name="P18">void run()</text:p>
      <text:p text:style-name="P18">{</text:p>
      <text:p text:style-name="P18">System.out.println(“vehical is running”);</text:p>
      <text:p text:style-name="P18">}</text:p>
      <text:p text:style-name="P18">class Bike extends Vehical{</text:p>
      <text:p text:style-name="P18">public ststic void main(String args[])</text:p>
      <text:p text:style-name="P18">{</text:p>
      <text:p text:style-name="P18">Bike obj=new Bike();</text:p>
      <text:p text:style-name="P18"><text:soft-page-break/>obj.run();</text:p>
      <text:p text:style-name="P18">}</text:p>
      <text:p text:style-name="P18">}</text:p>
      <text:p text:style-name="P18"/>
      <text:p text:style-name="P19">Overriding</text:p>
      <text:p text:style-name="P19"/>
      <text:p text:style-name="P19"/>
      <text:p text:style-name="P19">4.</text:p>
      <text:p text:style-name="P19">public class SearchFlipkart{</text:p>
      <text:p text:style-name="P19">public static void main(String[] args) </text:p>
      <text:p text:style-name="P19">{</text:p>
      <text:p text:style-name="P19">WebDriver driver = new ChromeDriver();</text:p>
      <text:p text:style-name="P19">driver.get(&amp;quot;<text:a xlink:type="simple" xlink:href="https://www.facebook.com/" text:style-name="Internet_20_link" text:visited-style-name="Visited_20_Internet_20_Link">https://www.facebook.com</text:a>”);</text:p>
      <text:p text:style-name="P19">WebElement radio1 = driver.findElement(By.id(&amp;quot; &amp;quot;));</text:p>
      <text:p text:style-name="P19">WebElement radio2 = driver.findElement(By.id(&amp;quot; &amp;quot;));</text:p>
      <text:p text:style-name="P19">radio1.click();</text:p>
      <text:p text:style-name="P19">System.out.println(&amp;quot;Radio Button Option 1 Selected&amp;quot;);</text:p>
      <text:p text:style-name="P19">radio2.click();</text:p>
      <text:p text:style-name="P19">System.out.println(&amp;quot;Radio Button Option 2 Selected&amp;quot;);</text:p>
      <text:p text:style-name="P19">driver.close();</text:p>
      <text:p text:style-name="P19">}</text:p>
      <text:p text:style-name="P19">}</text:p>
      <text:p text:style-name="P3"/>
      <text:p text:style-name="P4"><text:span text:style-name="T6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Georgia" svg:font-family="Georgia, Cambria, 'Times New Roman', Times, serif"/>
    <style:font-face style:name="Lohit Devanagari1" svg:font-family="'Lohit Devanagari'"/>
    <style:font-face style:name="Menlo" svg:font-family="Menlo, Monaco, Consolas, 'Courier New', monospace"/>
    <style:font-face style:name="arial" svg:font-family="arial, sans-serif"/>
    <style:font-face style:name="noto sans" svg:font-family="'noto sans', sans-serif"/>
    <style:font-face style:name="trebuchet ms" svg:font-family="'trebuchet ms', helvetica, sans-serif"/>
    <style:font-face style:name="verdana" svg:font-family="verdana"/>
    <style:font-face style:name="verdana1" svg:font-family="verdana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6:19:09.641267113</meta:creation-date>
    <dc:date>2019-08-09T17:42:29.994496654</dc:date>
    <meta:editing-duration>PT21M3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78" meta:word-count="301" meta:character-count="2343" meta:non-whitespace-character-count="1923"/>
  </office:meta>
</office:document-meta>
</file>